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6.783cm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2.9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5.3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88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9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8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4.072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27cm" svg:x="11.92cm" svg:y="9.53cm">
          <text:p text:style-name="P1">Program Counter (PC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83cm" svg:height="1.27cm" svg:x="13.827cm" svg:y="1.87cm">
          <text:p text:style-name="P1">Register A (accumulator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697cm" svg:y1="8.358cm" svg:x2="1.197cm" svg:y2="8.347cm">
          <text:p/>
        </draw:line>
        <draw:line draw:style-name="gr4" draw:text-style-name="P1" draw:layer="layout" svg:x1="25.89cm" svg:y1="4.41cm" svg:x2="9.38cm" svg:y2="4.41cm">
          <text:p/>
        </draw:line>
        <draw:line draw:style-name="gr3" draw:text-style-name="P1" draw:layer="layout" svg:x1="22.08cm" svg:y1="12.07cm" svg:x2="1.07cm" svg:y2="12.157cm">
          <text:p/>
        </draw:line>
        <draw:frame draw:style-name="gr5" draw:layer="layout" svg:width="3.423cm" svg:height="1.651cm" svg:x="22.71cm" svg:y="1.616cm">
          <draw:text-box>
            <text:p>data2write</text:p>
          </draw:text-box>
        </draw:frame>
        <draw:frame draw:style-name="gr6" draw:layer="layout" svg:width="5.819cm" svg:height="1.143cm" svg:x="0.839cm" svg:y="11.141cm">
          <draw:text-box>
            <text:p>instruction address</text:p>
          </draw:text-box>
        </draw:frame>
        <draw:frame draw:style-name="gr7" draw:layer="layout" svg:width="3.389cm" svg:height="1.016cm" svg:x="1.11cm" svg:y="7.331cm">
          <draw:text-box>
            <text:p>instruction</text:p>
          </draw:text-box>
        </draw:frame>
        <draw:line draw:style-name="gr3" draw:text-style-name="P1" draw:layer="layout" svg:x1="6.967cm" svg:y1="8.901cm" svg:x2="25.89cm" svg:y2="8.855cm">
          <text:p/>
        </draw:line>
        <draw:line draw:style-name="gr3" draw:text-style-name="P1" draw:layer="layout" svg:x1="10.496cm" svg:y1="10.176cm" svg:x2="11.92cm" svg:y2="10.165cm">
          <text:p/>
        </draw:line>
        <draw:line draw:style-name="gr4" draw:text-style-name="P1" draw:layer="layout" svg:x1="9.38cm" svg:y1="11.141cm" svg:x2="9.38cm" svg:y2="3.14cm">
          <text:p/>
        </draw:line>
        <draw:custom-shape draw:style-name="gr8" draw:text-style-name="P1" draw:layer="layout" svg:width="2.675cm" svg:height="0.665cm" draw:transform="rotate (-1.57882484135407) translate (10.65cm 1.227cm)"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6.967cm" svg:y1="8.082cm" svg:x2="18.524cm" svg:y2="8.047cm">
          <text:p/>
        </draw:line>
        <draw:frame draw:style-name="gr9" draw:layer="layout" svg:width="3.635cm" svg:height="1.016cm" svg:x="22.679cm" svg:y="7.939cm">
          <draw:text-box>
            <text:p>read/nwrite</text:p>
          </draw:text-box>
        </draw:frame>
        <draw:custom-shape draw:style-name="gr1" draw:text-style-name="P1" draw:layer="layout" svg:width="8.89cm" svg:height="1.27cm" svg:x="11.92cm" svg:y="5.072cm">
          <text:p text:style-name="P1">Register B (pointer)</text:p>
          <draw:enhanced-geometry svg:viewBox="0 0 21600 21600" draw:type="rectangle" draw:enhanced-path="M 0 0 L 21600 0 21600 21600 0 21600 0 0 Z N"/>
        </draw:custom-shape>
        <draw:frame draw:style-name="gr10" draw:layer="layout" svg:width="3.351cm" svg:height="1.016cm" svg:x="22.61cm" svg:y="3.521cm">
          <draw:text-box>
            <text:p>data2read</text:p>
          </draw:text-box>
        </draw:frame>
        <draw:line draw:style-name="gr4" draw:text-style-name="P1" draw:layer="layout" svg:x1="10.015cm" svg:y1="3.14cm" svg:x2="9.38cm" svg:y2="3.14cm">
          <text:p/>
        </draw:line>
        <draw:line draw:style-name="gr3" draw:text-style-name="P1" draw:layer="layout" svg:x1="8.11cm" svg:y1="7.331cm" svg:x2="8.11cm" svg:y2="1.87cm">
          <text:p/>
        </draw:line>
        <draw:line draw:style-name="gr3" draw:text-style-name="P1" draw:layer="layout" svg:x1="9.888cm" svg:y1="1.87cm" svg:x2="8.11cm" svg:y2="1.87cm">
          <text:p/>
        </draw:line>
        <draw:line draw:style-name="gr3" draw:text-style-name="P1" draw:layer="layout" svg:x1="11.176cm" svg:y1="2.54cm" svg:x2="10.652cm" svg:y2="2.524cm">
          <text:p/>
        </draw:line>
        <draw:custom-shape draw:style-name="gr8" draw:text-style-name="P1" draw:layer="layout" svg:width="2.675cm" svg:height="0.665cm" draw:transform="rotate (-1.57882484135407) translate (10.528cm 9.117cm)"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6.967cm" svg:y1="9.617cm" svg:x2="8.999cm" svg:y2="9.617cm">
          <text:p/>
        </draw:line>
        <draw:line draw:style-name="gr3" draw:text-style-name="P1" draw:layer="layout" svg:x1="6.967cm" svg:y1="7.331cm" svg:x2="8.11cm" svg:y2="7.331cm">
          <text:p/>
        </draw:line>
        <draw:line draw:style-name="gr3" draw:text-style-name="P1" draw:layer="layout" svg:x1="8.921cm" svg:y1="9.618cm" svg:x2="9.837cm" svg:y2="9.607cm">
          <text:p/>
        </draw:line>
        <draw:custom-shape draw:style-name="gr8" draw:text-style-name="P1" draw:layer="layout" svg:width="2.675cm" svg:height="0.665cm" draw:transform="rotate (-1.57882484135407) translate (22.615cm 4.9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20.81cm" svg:y1="5.68cm" svg:x2="21.953cm" svg:y2="5.68cm">
          <text:p/>
        </draw:line>
        <draw:line draw:style-name="gr3" draw:text-style-name="P1" draw:layer="layout" svg:x1="21.066cm" svg:y1="2.524cm" svg:x2="25.89cm" svg:y2="2.505cm">
          <text:p/>
        </draw:line>
        <draw:line draw:style-name="gr4" draw:text-style-name="P1" draw:layer="layout" svg:x1="9.38cm" svg:y1="11.2cm" svg:x2="9.915cm" svg:y2="11.2cm">
          <text:p/>
        </draw:line>
        <draw:line draw:style-name="gr3" draw:text-style-name="P1" draw:layer="layout" svg:x1="18.524cm" svg:y1="8.093cm" svg:x2="18.524cm" svg:y2="6.95cm">
          <text:p/>
        </draw:line>
        <draw:line draw:style-name="gr3" draw:text-style-name="P1" draw:layer="layout" svg:x1="18.524cm" svg:y1="6.95cm" svg:x2="21.953cm" svg:y2="6.95cm">
          <text:p/>
        </draw:line>
        <draw:line draw:style-name="gr3" draw:text-style-name="P1" draw:layer="layout" svg:x1="25.89cm" svg:y1="6.188cm" svg:x2="22.588cm" svg:y2="6.188cm">
          <text:p/>
        </draw:line>
        <draw:line draw:style-name="gr3" draw:text-style-name="P1" draw:layer="layout" svg:x1="22.08cm" svg:y1="12.07cm" svg:x2="22.08cm" svg:y2="10.165cm">
          <text:p/>
        </draw:line>
        <draw:line draw:style-name="gr3" draw:text-style-name="P1" draw:layer="layout" svg:x1="20.81cm" svg:y1="10.165cm" svg:x2="22.08cm" svg:y2="10.165cm">
          <text:p/>
        </draw:line>
        <draw:frame draw:style-name="gr11" draw:layer="layout" svg:width="2.754cm" svg:height="1.016cm" svg:x="23.236cm" svg:y="5.288cm">
          <draw:text-box>
            <text:p>address</text:p>
          </draw:text-box>
        </draw:frame>
        <draw:line draw:style-name="gr3" draw:text-style-name="P1" draw:layer="layout" svg:x1="22.08cm" svg:y1="2.532cm" svg:x2="22.08cm" svg:y2="3.648cm">
          <text:p/>
        </draw:line>
        <draw:line draw:style-name="gr3" draw:text-style-name="P1" draw:layer="layout" svg:x1="22.126cm" svg:y1="3.648cm" svg:x2="18.062cm" svg:y2="3.648cm">
          <text:p/>
        </draw:line>
        <draw:line draw:style-name="gr3" draw:text-style-name="P1" draw:layer="layout" svg:x1="18.062cm" svg:y1="3.648cm" svg:x2="18.062cm" svg:y2="5.045cm">
          <text:p/>
        </draw:line>
        <draw:frame draw:style-name="gr12" draw:layer="layout" svg:width="4.889cm" svg:height="1.124cm" draw:transform="rotate (1.5707963267949) translate (26.689cm 7.093cm)">
          <draw:text-box>
            <text:p>Control Bus</text:p>
          </draw:text-box>
        </draw:frame>
        <draw:line draw:style-name="gr3" draw:text-style-name="P1" draw:layer="layout" svg:x1="13.827cm" svg:y1="2.524cm" svg:x2="12.938cm" svg:y2="2.524cm">
          <text:p/>
        </draw:line>
        <draw:line draw:style-name="gr3" draw:text-style-name="P1" draw:layer="layout" svg:x1="14.843cm" svg:y1="0.554cm" svg:x2="10.922cm" svg:y2="0.508cm">
          <text:p/>
        </draw:line>
        <draw:line draw:style-name="gr3" draw:text-style-name="P1" draw:layer="layout" svg:x1="14.859cm" svg:y1="0.508cm" svg:x2="14.843cm" svg:y2="1.889cm">
          <text:p/>
        </draw:line>
        <draw:custom-shape draw:style-name="gr13" draw:text-style-name="P1" draw:layer="layout" svg:width="4.572cm" svg:height="1.27cm" draw:transform="rotate (1.5707963267949) translate (5.699cm 10.779cm)">
          <text:p text:style-name="P1">instruction reg</text:p>
          <draw:enhanced-geometry svg:viewBox="0 0 21600 21600" draw:type="rectangle" draw:enhanced-path="M 0 0 L 21600 0 21600 21600 0 21600 0 0 Z N"/>
        </draw:custom-shape>
        <draw:polygon draw:style-name="gr14" draw:text-style-name="P1" draw:layer="layout" svg:width="1.269cm" svg:height="2.539cm" svg:x="11.668cm" svg:y="1.254cm" svg:viewBox="0 0 1270 2540" draw:points="0,0 1270,635 1270,1905 0,2540 0,1905 508,1651 508,889 0,635">
          <text:p/>
        </draw:polygon>
        <draw:line draw:style-name="gr3" draw:text-style-name="P1" draw:layer="layout" svg:x1="10.938cm" svg:y1="0.508cm" svg:x2="10.922cm" svg:y2="1.524cm">
          <text:p/>
        </draw:line>
        <draw:line draw:style-name="gr3" draw:text-style-name="P1" draw:layer="layout" svg:x1="11.684cm" svg:y1="1.524cm" svg:x2="10.922cm" svg:y2="1.524cm">
          <text:p/>
        </draw:line>
        <draw:line draw:style-name="gr3" draw:text-style-name="P1" draw:layer="layout" svg:x1="11.176cm" svg:y1="2.54cm" svg:x2="11.16cm" svg:y2="3.556cm">
          <text:p/>
        </draw:line>
        <draw:line draw:style-name="gr3" draw:text-style-name="P1" draw:layer="layout" svg:x1="11.684cm" svg:y1="3.556cm" svg:x2="11.176cm" svg:y2="3.556cm">
          <text:p/>
        </draw:line>
        <draw:frame draw:style-name="gr15" draw:layer="layout" svg:width="1.734cm" svg:height="0.962cm" draw:transform="rotate (1.5707963267949) translate (12.065cm 3.385cm)">
          <draw:text-box>
            <text:p>AL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194cm" fo:page-height="13.5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6-05-11T17:39:13.894966822</dc:date>
    <meta:editing-duration>PT2H20M32S</meta:editing-duration>
    <meta:editing-cycles>11</meta:editing-cycles>
    <meta:generator>LibreOffice/4.3.3.2$Linux_X86_64 LibreOffice_project/430m0$Build-2</meta:generator>
    <meta:document-statistic meta:object-count="48"/>
  </office:meta>
</office:document-meta>
</file>